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3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1020" table:default-cell-style-name="ce1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OTOR – X AXIS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OTOR – Y AXIS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<text:span text:style-name="T2">MOTOR – </text:span>Z (0,1,2,3)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<text:span text:style-name="T2">MOTOR – </text:span>E(0,1,2,3)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FAN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EATBED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DEBUG (STM32 SOLUTION)</text:p>
          </table:table-cell>
          <table:table-cell table:style-name="ce17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8" office:value-type="string" calcext:value-type="string">
            <text:p>STEPPER_Z1_STEP</text:p>
          </table:table-cell>
          <table:table-cell table:style-name="ce25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9" office:value-type="string" calcext:value-type="string">
            <text:p>STEPPER_E0_DIR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 office:value-type="string" calcext:value-type="string">
            <text:p>ST7920-BEEP</text:p>
          </table:table-cell>
          <table:table-cell table:style-name="ce31" office:value-type="string" calcext:value-type="string">
            <text:p>STEPPER_E1_STEP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/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/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/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21:16:07.78004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21:25:08.073673311</dc:date>
    <meta:editing-duration>PT6H37M2S</meta:editing-duration>
    <meta:editing-cycles>43</meta:editing-cycles>
    <meta:document-statistic meta:table-count="2" meta:cell-count="189" meta:object-count="0"/>
  </office:meta>
</office:document-meta>
</file>